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bottom" draw:auto-grow-height="false"/>
    </style:style>
    <style:style style:name="gr2" style:family="graphic" style:parent-style-name="sweet_5f_component">
      <style:graphic-properties draw:stroke="none" draw:fill="none" fo:min-height="0.39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15cm" svg:height="2.032cm" svg:x="8.826cm" svg:y="2.891cm">
          <text:p text:style-name="P1"><text:span text:style-name="T1">comm</text:span></text:p>
          <draw:enhanced-geometry svg:viewBox="0 0 21600 21600" draw:path-stretchpoint-x="10800" draw:path-stretchpoint-y="10800" draw:text-areas="?f3 ?f4 ?f5 ?f6" draw:type="round-rectangle" draw:modifiers="1384.148397976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93cm" svg:height="2.032cm" svg:x="3.492cm" svg:y="2.891cm">
          <text:p text:style-name="P1"><text:span text:style-name="T1">comm</text:span></text:p>
          <draw:enhanced-geometry svg:viewBox="0 0 21600 21600" draw:path-stretchpoint-x="10800" draw:path-stretchpoint-y="10800" draw:text-areas="?f3 ?f4 ?f5 ?f6" draw:type="round-rectangle" draw:modifiers="1384.148397976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xml:id="id2" draw:id="id2" draw:layer="layout" svg:width="1.955cm" svg:height="1.27cm" svg:x="1.982cm" svg:y="0.127cm">
          <text:p>Swift<text:line-break/>program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sweet_5f_line" draw:layer="layout" svg:x1="5.792cm" svg:y1="0.762cm" svg:x2="3.937cm" svg:y2="0.762cm" draw:start-shape="id1" draw:start-glue-point="5" draw:end-shape="id2" draw:end-glue-point="7" svg:d="M5792 762h-1855" svg:viewBox="0 0 1856 1">
          <text:p/>
        </draw:connector>
        <draw:custom-shape draw:style-name="sweet_5f_component" draw:layer="layout" svg:width="8.636cm" svg:height="0.508cm" svg:x="1.778cm" svg:y="1.621cm">
          <text:p><text:span text:style-name="T2">Load balancing / Data services (ADL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sweet_5f_line" draw:layer="layout" svg:x1="6.136cm" svg:y1="2.81cm" svg:x2="6.136cm" svg:y2="2.302cm">
          <text:p/>
        </draw:line>
        <draw:custom-shape draw:style-name="sweet_5f_component" draw:layer="layout" svg:width="1.524cm" svg:height="0.508cm" svg:x="8.913cm" svg:y="2.973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draw:layer="layout" svg:width="1.524cm" svg:height="0.508cm" svg:x="8.913cm" svg:y="3.735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draw:layer="layout" svg:width="1.524cm" svg:height="0.508cm" svg:x="7.135cm" svg:y="3.735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draw:layer="layout" svg:width="1.524cm" svg:height="0.508cm" svg:x="7.135cm" svg:y="2.973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draw:layer="layout" svg:width="1.524cm" svg:height="0.508cm" svg:x="5.357cm" svg:y="2.973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draw:layer="layout" svg:width="1.524cm" svg:height="0.508cm" svg:x="5.357cm" svg:y="3.735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draw:layer="layout" svg:width="1.524cm" svg:height="0.508cm" svg:x="3.579cm" svg:y="3.735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draw:layer="layout" svg:width="1.524cm" svg:height="0.508cm" svg:x="3.579cm" svg:y="2.973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draw:layer="layout" svg:width="1.524cm" svg:height="0.508cm" svg:x="1.801cm" svg:y="2.973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weet_5f_component" draw:layer="layout" svg:width="1.524cm" svg:height="0.508cm" svg:x="1.801cm" svg:y="3.735cm">
          <text:p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84cm" svg:height="0.646cm" svg:x="3.596cm" svg:y="2.238cm">
          <draw:text-box>
            <text:p>Leaf tasks</text:p>
          </draw:text-box>
        </draw:frame>
        <draw:line draw:style-name="sweet_5f_line" draw:layer="layout" svg:x1="6.414cm" svg:y1="2.289cm" svg:x2="6.414cm" svg:y2="2.797cm">
          <text:p/>
        </draw:line>
        <draw:frame draw:style-name="gr2" draw:text-style-name="P3" draw:layer="layout" svg:width="2.984cm" svg:height="0.646cm" svg:x="6.287cm" svg:y="2.229cm">
          <draw:text-box>
            <text:p>Notifications</text:p>
          </draw:text-box>
        </draw:frame>
        <draw:line draw:style-name="sweet_5f_line" draw:layer="layout" svg:x1="13.694cm" svg:y1="3.354cm" svg:x2="13.694cm" svg:y2="3.862cm">
          <text:p/>
        </draw:line>
        <draw:frame draw:style-name="gr2" draw:text-style-name="P3" draw:layer="layout" svg:width="2.667cm" svg:height="0.646cm" svg:x="3.492cm" svg:y="0.198cm">
          <draw:text-box>
            <text:p>Compiler</text:p>
          </draw:text-box>
        </draw:frame>
        <draw:custom-shape draw:style-name="sweet_5f_component" xml:id="id1" draw:id="id1" draw:layer="layout" svg:width="1.955cm" svg:height="1.27cm" svg:x="5.792cm" svg:y="0.127cm">
          <text:p>Turbine<text:line-break/>code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otpar_5f_component" style:display-name="hotpar_component" style:family="graphic" style:parent-style-name="standard">
      <style:graphic-properties draw:fill-color="#ffffff" draw:textarea-horizontal-align="justify" draw:textarea-vertical-align="middle" draw:auto-grow-height="false"/>
      <style:paragraph-properties fo:text-align="center"/>
      <style:text-properties fo:font-size="10pt" style:font-size-asian="10pt" style:font-size-complex="10pt"/>
    </style:style>
    <style:style style:name="sweet_5f_component" style:display-name="sweet_component" style:family="graphic" style:parent-style-name="standard">
      <style:graphic-properties draw:stroke-dash="Dashed_20__28_var_29__20_2" draw:fill-color="#ffffff" draw:fill-gradient-name="Gradient_20_8" draw:fill-hatch-name="Hatching_20_1" draw:fill-image-name="Bitmape_20_1" draw:textarea-horizontal-align="justify" draw:textarea-vertical-align="middle" draw:auto-grow-height="false" draw:shadow="visible" draw:shadow-offset-x="0.051cm" draw:shadow-offset-y="0.051cm"/>
      <style:paragraph-properties fo:text-align="center"/>
      <style:text-properties fo:font-size="10pt" style:font-size-asian="10pt" style:font-size-complex="10pt"/>
    </style:style>
    <style:style style:name="sweet_5f_code_5f_label" style:display-name="sweet_code_label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fo:min-height="0.426cm"/>
      <style:paragraph-properties fo:text-align="start"/>
    </style:style>
    <style:style style:name="sweet_5f_line" style:display-name="sweet_line" style:family="graphic" style:parent-style-name="standard">
      <style:graphic-properties svg:stroke-width="0.025cm" draw:marker-start="Arrow" draw:marker-start-width="0.127cm" draw:marker-end-width="0.127cm" draw:textarea-horizontal-align="center" draw:textarea-vertical-align="middle" fo:padding-top="0.137cm" fo:padding-bottom="0.137cm" fo:padding-left="0.262cm" fo:padding-right="0.262cm"/>
      <style:paragraph-properties fo:text-align="center"/>
    </style:style>
    <style:style style:name="sweet_5f_label" style:display-name="sweet_label" style:family="graphic" style:parent-style-name="standard">
      <style:graphic-properties draw:stroke="none" draw:stroke-dash="Dashed_20__28_var_29__20_2" svg:stroke-color="#000000" draw:fill="none" draw:fill-color="#ffffff" draw:fill-gradient-name="Gradient_20_7" draw:fill-hatch-name="Hatching_20_1" draw:fill-image-name="Bitmape_20_1" draw:textarea-horizontal-align="left" draw:textarea-vertical-align="middle" draw:auto-grow-height="true" draw:auto-grow-width="true" fo:min-height="0cm" fo:min-width="0cm" fo:padding-top="0cm" fo:padding-bottom="0cm" fo:padding-left="0cm" fo:padding-right="0cm" draw:shadow="hidden" draw:shadow-offset-x="0cm" draw:shadow-offset-y="0cm" draw:shadow-color="#ff3366"/>
      <style:paragraph-properties fo:text-align="start"/>
      <style:text-properties fo:font-size="12pt" style:font-size-asian="12pt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1.43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stin Wozniak</meta:initial-creator>
    <meta:creation-date>2012-01-27T13:02:24.14</meta:creation-date>
    <dc:date>2019-01-14T11:11:53.358000000</dc:date>
    <meta:editing-duration>PT18H39M5S</meta:editing-duration>
    <meta:editing-cycles>58</meta:editing-cycles>
    <meta:generator>LibreOffice/4.4.2.2$Windows_x86 LibreOffice_project/c4c7d32d0d49397cad38d62472b0bc8acff48dd6</meta:generator>
    <meta:document-statistic meta:object-count="22"/>
  </office:meta>
</office:document-meta>
</file>